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78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#include AL_entete#%</text:p>
      <text:p text:style-name="Standard"/>
      <text:p text:style-name="Standard"/>
      <text:p text:style-name="P2">%#include AL/commun/dateAdresse/dateAdresse#%</text:p>
      <text:p text:style-name="P2"/>
      <text:p text:style-name="P2"/>
      <text:p text:style-name="Text_20_body">%=remLineWhenBlank(recapitulatifEntreprise_texte_caisse_debut,-1)=%</text:p>
      <text:p text:style-name="P3"/>
      <text:p text:style-name="P4">%#include AL/recapitulatifEntreprise/listeRecapitulatifEntreprise#%</text:p>
      <text:p text:style-name="Standard">%=remLineWhenBlank(recapitulatifEntreprise_texte_caisse_fin,-2)=%</text:p>
      <text:p text:style-name="Standard"/>
      <text:p text:style-name="Standard">%=remLineWhenBlank(recapitulatifEntreprise_texte_droit_acquis_vaud,-2)=%</text:p>
      <text:p text:style-name="Standard"/>
      <text:p text:style-name="Standard">%=remLineWhenBlank(recapitulatifEntreprise_texteLibre,-2)=%</text:p>
      <text:p text:style-name="Standard">%=pushToEnd()=%</text:p>
      <text:p text:style-name="Standard">%=remLineWhenBlank(recapitulatifEntreprise_agenceCommunaleAvs,-2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87cm" fo:margin-bottom="1.499cm" fo:margin-left="1.7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2-29T16:24:26</meta:creation-date>
    <dc:date>2015-07-28T14:00:12.79</dc:date>
    <meta:editing-cycles>72</meta:editing-cycles>
    <meta:editing-duration>PT10H6M48S</meta:editing-duration>
    <meta:document-statistic meta:table-count="0" meta:image-count="0" meta:object-count="0" meta:page-count="1" meta:paragraph-count="10" meta:word-count="13" meta:character-count="481"/>
    <meta:user-defined meta:name="Info 1"/>
    <meta:user-defined meta:name="Info 2"/>
    <meta:user-defined meta:name="Info 3"/>
    <meta:user-defined meta:name="Info 4"/>
  </office:meta>
</office:document-meta>
</file>